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getMixi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nfo.PropInfo( Name name , int type , Text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nfo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nf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setUUID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nfo.NodeInfo( Name name , Name nodeTypeName , Name [ ] mixinNames ,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